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3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4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5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3.663cm" fo:min-width="2.016cm" fo:padding-top="0.137cm" fo:padding-bottom="0.137cm" fo:padding-left="0.262cm" fo:padding-right="0.262cm" draw:shadow-opacity="0%"/>
    </style:style>
    <style:style style:name="gr7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gr8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9cm" fo:min-width="0cm" fo:padding-top="-0.025cm" fo:padding-bottom="-0.025cm" fo:padding-left="0.225cm" fo:padding-right="0.225cm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4.298cm" fo:min-width="2.016cm" fo:padding-top="0.137cm" fo:padding-bottom="0.137cm" fo:padding-left="0.262cm" fo:padding-right="0.262cm" draw:shadow-opacity="0%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-color="#666666" draw:opacity="100%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86cm" svg:height="0.509cm" svg:x="4.683cm" svg:y="2.951cm">
          <draw:text-box>
            <text:p><text:span text:style-name="T1">column</text:span></text:p>
          </draw:text-box>
        </draw:frame>
        <draw:custom-shape draw:style-name="gr2" draw:text-style-name="P2" draw:layer="layout" svg:width="0.203cm" svg:height="0.203cm" draw:transform="rotate (-3.14159265358979) translate (6.884cm 3.31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59cm" svg:height="0.509cm" svg:x="4.683cm" svg:y="2.315cm">
          <draw:text-box>
            <text:p><text:span text:style-name="T1">relation</text:span></text:p>
          </draw:text-box>
        </draw:frame>
        <draw:custom-shape draw:style-name="gr4" draw:text-style-name="P3" draw:layer="layout" svg:width="0.254cm" svg:height="0.508cm" svg:x="4.429cm" svg:y="2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286cm" svg:height="0.509cm" svg:x="4.683cm" svg:y="3.586cm">
          <draw:text-box>
            <text:p><text:span text:style-name="T1">operator</text:span></text:p>
          </draw:text-box>
        </draw:frame>
        <draw:custom-shape draw:style-name="gr2" draw:text-style-name="P2" draw:layer="layout" svg:width="0.203cm" svg:height="0.203cm" draw:transform="rotate (-3.14159265358979) translate (6.884cm 3.9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254cm" svg:height="0.635cm" svg:x="6.715cm" svg:y="1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286cm" svg:height="0.509cm" svg:x="4.683cm" svg:y="4.221cm">
          <draw:text-box>
            <text:p><text:span text:style-name="T1">constant</text:span></text:p>
          </draw:text-box>
        </draw:frame>
        <draw:frame draw:style-name="gr1" draw:text-style-name="P1" draw:layer="layout" svg:width="2.286cm" svg:height="0.509cm" svg:x="4.683cm" svg:y="4.856cm">
          <draw:text-box>
            <text:p><text:span text:style-name="T1">column</text:span></text:p>
          </draw:text-box>
        </draw:frame>
        <draw:custom-shape draw:style-name="gr2" draw:text-style-name="P2" draw:layer="layout" svg:width="0.203cm" svg:height="0.203cm" draw:transform="rotate (-3.14159265358979) translate (6.884cm 5.2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2.54cm" svg:height="3.937cm" svg:x="4.429cm" svg:y="1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54cm" svg:height="0.635cm" svg:x="4.429cm" svg:y="1.554cm">
          <draw:text-box>
            <text:p><text:span text:style-name="T2">Constraint</text:span></text:p>
          </draw:text-box>
        </draw:frame>
        <draw:frame draw:style-name="gr1" draw:text-style-name="P1" draw:layer="layout" svg:width="2.286cm" svg:height="0.509cm" svg:x="10.144cm" svg:y="2.651cm">
          <draw:text-box>
            <text:p><text:span text:style-name="T1">column</text:span></text:p>
          </draw:text-box>
        </draw:frame>
        <draw:custom-shape draw:style-name="gr2" draw:text-style-name="P2" draw:layer="layout" svg:width="0.203cm" svg:height="0.203cm" draw:transform="rotate (-3.14159265358979) translate (12.345cm 3.01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59cm" svg:height="0.509cm" svg:x="10.144cm" svg:y="2.015cm">
          <draw:text-box>
            <text:p><text:span text:style-name="T1">relation</text:span></text:p>
          </draw:text-box>
        </draw:frame>
        <draw:custom-shape draw:style-name="gr4" draw:text-style-name="P3" draw:layer="layout" svg:width="0.254cm" svg:height="0.508cm" svg:x="9.89cm" svg:y="2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286cm" svg:height="0.509cm" svg:x="10.144cm" svg:y="3.286cm">
          <draw:text-box>
            <text:p><text:span text:style-name="T1">operator</text:span></text:p>
          </draw:text-box>
        </draw:frame>
        <draw:custom-shape draw:style-name="gr2" draw:text-style-name="P2" draw:layer="layout" svg:width="0.203cm" svg:height="0.203cm" draw:transform="rotate (-3.14159265358979) translate (12.345cm 3.6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254cm" svg:height="0.635cm" svg:x="12.176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286cm" svg:height="0.509cm" svg:x="10.144cm" svg:y="4.556cm">
          <draw:text-box>
            <text:p><text:span text:style-name="T1">column</text:span></text:p>
          </draw:text-box>
        </draw:frame>
        <draw:custom-shape draw:style-name="gr2" draw:text-style-name="P2" draw:layer="layout" svg:width="0.203cm" svg:height="0.203cm" draw:transform="rotate (-3.14159265358979) translate (12.345cm 4.9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286cm" svg:height="0.509cm" svg:x="10.144cm" svg:y="5.191cm">
          <draw:text-box>
            <text:p><text:span text:style-name="T1">join</text:span></text:p>
          </draw:text-box>
        </draw:frame>
        <draw:custom-shape draw:style-name="gr2" draw:text-style-name="P2" draw:layer="layout" svg:width="0.203cm" svg:height="0.203cm" draw:transform="rotate (-3.14159265358979) translate (12.345cm 5.5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286cm" svg:height="0.508cm" svg:x="10.144cm" svg:y="3.921cm">
          <draw:text-box>
            <text:p><text:span text:style-name="T1">relation</text:span></text:p>
          </draw:text-box>
        </draw:frame>
        <draw:custom-shape draw:style-name="gr8" draw:text-style-name="P3" draw:layer="layout" svg:width="0.254cm" svg:height="0.509cm" svg:x="9.89cm" svg:y="3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54cm" svg:height="4.572cm" svg:x="9.89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54cm" svg:height="0.635cm" svg:x="9.89cm" svg:y="1.254cm">
          <draw:text-box>
            <text:p><text:span text:style-name="T2">Constraint</text:span></text:p>
          </draw:text-box>
        </draw:frame>
        <draw:frame draw:style-name="gr1" draw:text-style-name="P1" draw:layer="layout" svg:width="2.286cm" svg:height="0.509cm" svg:x="1.508cm" svg:y="3.285cm">
          <draw:text-box>
            <text:p><text:span text:style-name="T1">column</text:span></text:p>
          </draw:text-box>
        </draw:frame>
        <draw:custom-shape draw:style-name="gr2" draw:text-style-name="P2" draw:layer="layout" svg:width="0.203cm" svg:height="0.203cm" draw:transform="rotate (-3.14159265358979) translate (3.709cm 3.6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59cm" svg:height="0.509cm" svg:x="1.508cm" svg:y="2.649cm">
          <draw:text-box>
            <text:p><text:span text:style-name="T1">relation</text:span></text:p>
          </draw:text-box>
        </draw:frame>
        <draw:custom-shape draw:style-name="gr4" draw:text-style-name="P3" draw:layer="layout" svg:width="0.254cm" svg:height="0.508cm" svg:x="1.254cm" svg:y="2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286cm" svg:height="0.509cm" svg:x="1.508cm" svg:y="3.92cm">
          <draw:text-box>
            <text:p><text:span text:style-name="T1">operator</text:span></text:p>
          </draw:text-box>
        </draw:frame>
        <draw:custom-shape draw:style-name="gr2" draw:text-style-name="P2" draw:layer="layout" svg:width="0.203cm" svg:height="0.203cm" draw:transform="rotate (-3.14159265358979) translate (3.709cm 4.28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254cm" svg:height="0.635cm" svg:x="3.54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286cm" svg:height="0.509cm" svg:x="1.508cm" svg:y="5.19cm">
          <draw:text-box>
            <text:p><text:span text:style-name="T1">column</text:span></text:p>
          </draw:text-box>
        </draw:frame>
        <draw:custom-shape draw:style-name="gr2" draw:text-style-name="P2" draw:layer="layout" svg:width="0.203cm" svg:height="0.203cm" draw:transform="rotate (-3.14159265358979) translate (3.709cm 5.5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2.54cm" svg:height="4.572cm" svg:x="1.254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54cm" svg:height="0.635cm" svg:x="1.254cm" svg:y="1.254cm">
          <draw:text-box>
            <text:p><text:span text:style-name="T2">Join</text:span></text:p>
          </draw:text-box>
        </draw:frame>
        <draw:frame draw:style-name="gr1" draw:text-style-name="P1" draw:layer="layout" svg:width="2.286cm" svg:height="0.509cm" svg:x="1.508cm" svg:y="2.015cm">
          <draw:text-box>
            <text:p><text:span text:style-name="T1">type</text:span></text:p>
          </draw:text-box>
        </draw:frame>
        <draw:custom-shape draw:style-name="gr2" draw:text-style-name="P2" draw:layer="layout" svg:width="0.203cm" svg:height="0.203cm" draw:transform="rotate (-3.14159265358979) translate (3.709cm 2.37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59cm" svg:height="0.509cm" svg:x="1.508cm" svg:y="4.556cm">
          <draw:text-box>
            <text:p><text:span text:style-name="T1">relation</text:span></text:p>
          </draw:text-box>
        </draw:frame>
        <draw:custom-shape draw:style-name="gr4" draw:text-style-name="P3" draw:layer="layout" svg:width="0.254cm" svg:height="0.508cm" svg:x="1.254cm" svg:y="4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7.477cm" svg:y1="3.54cm" svg:x2="9.382cm" svg:y2="3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6T01:15:20.722553786</dc:date>
    <meta:editing-duration>PT1H4M15S</meta:editing-duration>
    <meta:editing-cycles>16</meta:editing-cycles>
    <meta:generator>LibreOffice/4.4.1.2$Linux_X86_64 LibreOffice_project/40m0$Build-2</meta:generator>
    <meta:document-statistic meta:object-count="43"/>
  </office:meta>
</office:document-meta>
</file>